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hapterNumber" style:family="paragraph" style:parent-style-name="none">
      <style:paragraph-properties>
        <style:drop-cap style:distance="0.20cm" style:length="1"/>
      </style:paragraph-properties>
      <style:text-properties fo:font-weight="700"/>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text:display="prince-footnote"/>
    </style:style>
    <style:style style:name="NoteCrossHYPHENReferenceParagraph..footnote-marker" style:family="text" style:parent-style-name="none">
      <style:text-properties fo:font-weight="700" text:display="prince-footnote"/>
    </style:style>
    <style:style style:name="NoteGeneralParagraph" style:family="paragraph" style:parent-style-name="none">
      <style:paragraph-properties fo:text-indent="0pt" fo:margin-left="0pt"/>
      <style:text-properties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NoteGeneralParatraph..footnote-call" style:family="text" style:parent-style-name="none">
      <style:text-properties fo:color="#80008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style:style>
    <style:style style:name="VerseNumberInNote" style:family="paragraph" style:parent-style-name="none">
      <style:paragraph-properties fo:text-indent="0pt" fo:margin-left="0pt"/>
      <style:text-properties fo:font-size="100%" style:text-position="super"/>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Trihus</meta:initial-creator>
    <meta:creation-date>2011-02-22T16:15:40</meta:creation-date>
    <dc:creator>Trihus</dc:creator>
    <dc:date>2011-02-22T16:15:40</dc:date>
    <meta:editing-cycles>1</meta:editing-cycles>
    <meta:editing-duration>PT2M27S</meta:editing-duration>
    <meta:AssemblyVersion Assembly-Version="OpenOfficeConvert 0.6.17.663"/>
    <meta:Created-By Created-By="ReSharper 5.0.1659.36"/>
    <meta:user-defined meta:name="Assembly-Version">OpenOfficeConvert 0.6.17.663</meta:user-defined>
    <meta:user-defined meta:name="Created-By">ReSharper 5.0.1659.36</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google\pathway\Test\PsExport\TestFiles\Output\T9\PartFile2"
Const IsPreview = "False"
Const RunMacroFirstTime = "True"

'Changed On Feb-22-2011 for TD-1916(Paratext Open Office even header missing)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